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e45" officeooo:paragraph-rsid="0016fe45"/>
    </style:style>
    <style:style style:name="P2" style:family="paragraph" style:parent-style-name="Standard">
      <style:text-properties officeooo:rsid="0016fe45" officeooo:paragraph-rsid="0018f907"/>
    </style:style>
    <style:style style:name="P3" style:family="paragraph" style:parent-style-name="Standard">
      <style:text-properties officeooo:rsid="0016fe45" officeooo:paragraph-rsid="00198e3b"/>
    </style:style>
    <style:style style:name="P4" style:family="paragraph" style:parent-style-name="Standard">
      <style:text-properties officeooo:rsid="00198e3b" officeooo:paragraph-rsid="00198e3b"/>
    </style:style>
    <style:style style:name="P5" style:family="paragraph" style:parent-style-name="Standard">
      <style:text-properties officeooo:rsid="00198e3b" officeooo:paragraph-rsid="001a7a8d"/>
    </style:style>
    <style:style style:name="P6" style:family="paragraph" style:parent-style-name="Standard">
      <style:text-properties officeooo:rsid="00198e3b" officeooo:paragraph-rsid="001c3d52"/>
    </style:style>
    <style:style style:name="P7" style:family="paragraph" style:parent-style-name="Standard">
      <style:text-properties officeooo:rsid="001a7a8d" officeooo:paragraph-rsid="001a7a8d"/>
    </style:style>
    <style:style style:name="P8" style:family="paragraph" style:parent-style-name="Standard">
      <style:text-properties officeooo:rsid="0018f907" officeooo:paragraph-rsid="0018f907"/>
    </style:style>
    <style:style style:name="P9" style:family="paragraph" style:parent-style-name="Standard">
      <style:text-properties officeooo:rsid="00198e3b" officeooo:paragraph-rsid="00198e3b"/>
    </style:style>
    <style:style style:name="P10" style:family="paragraph" style:parent-style-name="Standard">
      <style:text-properties officeooo:rsid="001a7a8d" officeooo:paragraph-rsid="001a7a8d"/>
    </style:style>
    <style:style style:name="P11" style:family="paragraph" style:parent-style-name="Standard">
      <style:text-properties officeooo:rsid="001c3d52" officeooo:paragraph-rsid="001c3d52"/>
    </style:style>
    <style:style style:name="P12" style:family="paragraph" style:parent-style-name="Standard">
      <style:text-properties fo:color="#00a933" loext:opacity="100%" officeooo:rsid="00202ba9" officeooo:paragraph-rsid="00202ba9"/>
    </style:style>
    <style:style style:name="T1" style:family="text">
      <style:text-properties officeooo:rsid="0018f907"/>
    </style:style>
    <style:style style:name="T2" style:family="text">
      <style:text-properties officeooo:rsid="00198e3b"/>
    </style:style>
    <style:style style:name="T3" style:family="text">
      <style:text-properties officeooo:rsid="001a7a8d"/>
    </style:style>
    <style:style style:name="T4" style:family="text">
      <style:text-properties officeooo:rsid="001c3d52"/>
    </style:style>
    <style:style style:name="T5" style:family="text">
      <style:text-properties officeooo:rsid="001d4922"/>
    </style:style>
    <style:style style:name="T6" style:family="text">
      <style:text-properties officeooo:rsid="001db59e"/>
    </style:style>
    <style:style style:name="T7" style:family="text">
      <style:text-properties officeooo:rsid="001f8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1°2</text:p>
      <text:p text:style-name="P1">chauve </text:p>
      <text:p text:style-name="P1"/>
      <text:p text:style-name="P1"><text:tab/><text:tab/><text:tab/><text:tab/><text:tab/><text:tab/>Final Test</text:p>
      <text:p text:style-name="P1"/>
      <text:p text:style-name="P1"/>
      <text:p text:style-name="P1">1)</text:p>
      <text:p text:style-name="P1">a) the picture it’s an caricature created by Reberto Parada it was published in Mother Jones Magazine, the title of th picture it’s « AI will take all our jobs ». the scene take place is in a street.</text:p>
      <text:p text:style-name="P2">On the picture we see a robot who give a money to one human, the human it’s a homeless, he have a bad cloths but the robot has good cloths, many money, he is happy <text:span text:style-name="T1">and he has a red eyes</text:span>. <text:span text:style-name="T1">On the picture the robot is cripi.</text:span> <text:span text:style-name="T1">The autor would show us the thearten of the AI and robotics.</text:span></text:p>
      <text:p text:style-name="P2"/>
      <text:p text:style-name="P8">b)Replika is AI chatbot, the creator of replika is a women who has loste his best frend, for replace him she deside to create replika. Replika can do a joks, speak seriously. The AI chatbot can help people who dosen’t have a frend.</text:p>
      <text:p text:style-name="P2"/>
      <text:p text:style-name="P3"><text:span text:style-name="T1">c) in my opinion talk to an AI everyday is dangerous because we don’t know where come our information and speak to an AI isn’t like speak to an human, the AI don’t has feeling. The </text:span><text:span text:style-name="T2">talk to an AI on a daily basis can create a dependence to an person who dosen’t existe.</text:span></text:p>
      <text:p text:style-name="P3"/>
      <text:p text:style-name="P4">2)</text:p>
      <text:p text:style-name="P4">a) </text:p>
      <text:p text:style-name="P12">se confier a quelqu’un = confide in</text:p>
      <text:p text:style-name="P12">s’ouvrir a quelqu’un = open up to </text:p>
      <text:p text:style-name="P12">une nouvelle = a short storry </text:p>
      <text:p text:style-name="P12">une vie monotone = a monotonouse life</text:p>
      <text:p text:style-name="P12">un pessimiste = a pessimist</text:p>
      <text:p text:style-name="P12">être pessimiste = be pessimistic </text:p>
      <text:p text:style-name="P12">faire la manche = beg for money </text:p>
      <text:p text:style-name="P12">un progrès a progress</text:p>
      <text:p text:style-name="P12"/>
      <text:p text:style-name="P3"><text:span text:style-name="T3">une vie monotone : </text:span><text:span text:style-name="T2">monotonus life <text:s/></text:span><text:s/></text:p>
      <text:p text:style-name="P5"><text:span text:style-name="T3">une nouvell</text:span><text:span text:style-name="T4">e</text:span><text:span text:style-name="T3"> :</text:span>short storry</text:p>
      <text:p text:style-name="P7">un pessimiste : a pessimism </text:p>
      <text:p text:style-name="P5">ê<text:span text:style-name="T3">tre pessimiste:be pessimism </text:span></text:p>
      <text:p text:style-name="P5"/>
      <text:p text:style-name="P11">b)</text:p>
      <text:p text:style-name="P12">depict = splay </text:p>
      <text:p text:style-name="P12">be poor = be destitute </text:p>
      <text:p text:style-name="P12">be jobless = be unemployed </text:p>
      <text:p text:style-name="P12">despise = have contempt</text:p>
      <text:p text:style-name="P12">be isolated = lonley </text:p>
      <text:p text:style-name="P12">be bored to death = be bored stiff </text:p>
      <text:p text:style-name="P12">be enthusiastic = be optimistic </text:p>
      <text:p text:style-name="P12">obey the law = respect the rule </text:p>
      <text:p text:style-name="P6"><text:span text:style-name="T4">be jobless : </text:span><text:span text:style-name="T6">be without work</text:span></text:p>
      <text:p text:style-name="P11">be poor : </text:p>
      <text:p text:style-name="P6"><text:span text:style-name="T4">be isolated :</text:span><text:span text:style-name="T6">fors</text:span><text:span text:style-name="T7">a</text:span><text:span text:style-name="T6">ken</text:span></text:p>
      <text:p text:style-name="P6"><text:span text:style-name="T4">be bored to death : </text:span><text:span text:style-name="T6">bored stiff</text:span></text:p>
      <text:p text:style-name="P11">be enthusiastic : être entousiaste </text:p>
      <text:p text:style-name="P6"><text:span text:style-name="T4">obey the law : </text:span><text:span text:style-name="T5">folow the rule </text:span></text:p>
      <text:p text:style-name="P4"><text:soft-page-break/></text:p>
      <text:p text:style-name="P5">3)</text:p>
      <text:p text:style-name="P5"><text:span text:style-name="T3">a) </text:span>Her it’s a film who talk about a romantique storry betwen an human and an AI. The film can play bay jonatan pheonix and scarlette johansson. In the film jonatan pheonix play the main caractère who have a hearthbreak and who is asociable. Jonatan installl an AI his name is samanta, everyday they speak together and they develop a relationship, jonatan <text:span text:style-name="T3">become happy, he come out more and more (souvant). In the film the Ai is an advantage because she help jonatan to repaire his hearth</text:span></text:p>
      <text:p text:style-name="P7"><text:s/></text:p>
      <text:p text:style-name="P7">b)</text:p>
      <text:p text:style-name="P7"/>
      <text:p text:style-name="P7">c) Optimus is a AI robot create by Elon Musk and Tesla, the robot has an sell version at $20 000. the robot can see his environment, can left boxes, can work in factory and put the water in a plants. Elon Mus has presente this robot to AI Day.</text:p>
      <text:p text:style-name="P7"/>
      <text:p text:style-name="P7">4)</text:p>
      <text:p text:style-name="P7"/>
      <text:p text:style-name="P7">subject 1 : how will Artificial Intelligence change the way we live ? </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09:04:01.218493699</meta:creation-date>
    <dc:date>2022-12-12T09:15:41.034806873</dc:date>
    <meta:editing-duration>PT13M44S</meta:editing-duration>
    <meta:editing-cycles>5</meta:editing-cycles>
    <meta:generator>LibreOffice/7.0.4.2$Linux_X86_64 LibreOffice_project/00$Build-2</meta:generator>
    <meta:document-statistic meta:table-count="0" meta:image-count="0" meta:object-count="0" meta:page-count="2" meta:paragraph-count="44" meta:word-count="496" meta:character-count="2571" meta:non-whitespace-character-count="2077"/>
  </office:meta>
</office:document-meta>
</file>